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021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eanAndJerk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48:1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2978" calcext:value-type="float">
            <text:p>0.2978</text:p>
          </table:table-cell>
          <table:table-cell office:value-type="float" office:value="18.3584" calcext:value-type="float">
            <text:p>18.3584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6899" calcext:value-type="float">
            <text:p>0.68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27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table:style-name="ce2" office:value-type="float" office:value="0.3383" calcext:value-type="float">
            <text:p>0.3383</text:p>
          </table:table-cell>
          <table:table-cell office:value-type="float" office:value="18.8244" calcext:value-type="float">
            <text:p>18.8244</text:p>
          </table:table-cell>
          <table:table-cell office:value-type="float" office:value="0.9019" calcext:value-type="float">
            <text:p>0.9019</text:p>
          </table:table-cell>
          <table:table-cell table:style-name="ce2" office:value-type="float" office:value="0.6507" calcext:value-type="float">
            <text:p>0.6507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37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062" calcext:value-type="float">
            <text:p>0.3062</text:p>
          </table:table-cell>
          <table:table-cell office:value-type="float" office:value="17.9081" calcext:value-type="float">
            <text:p>17.9081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5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244" calcext:value-type="float">
            <text:p>0.3244</text:p>
          </table:table-cell>
          <table:table-cell table:style-name="ce2" office:value-type="float" office:value="18.8657" calcext:value-type="float">
            <text:p>18.8657</text:p>
          </table:table-cell>
          <table:table-cell office:value-type="float" office:value="0.884" calcext:value-type="float">
            <text:p>0.884</text:p>
          </table:table-cell>
          <table:table-cell office:value-type="float" office:value="0.6631" calcext:value-type="float">
            <text:p>0.6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9:1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2927" calcext:value-type="float">
            <text:p>0.2927</text:p>
          </table:table-cell>
          <table:table-cell office:value-type="float" office:value="17.7503" calcext:value-type="float">
            <text:p>17.7503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994" calcext:value-type="float">
            <text:p>0.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9:3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045" calcext:value-type="float">
            <text:p>0.3045</text:p>
          </table:table-cell>
          <table:table-cell office:value-type="float" office:value="18.5866" calcext:value-type="float">
            <text:p>18.5866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868" calcext:value-type="float">
            <text:p>0.6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52:5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307" calcext:value-type="float">
            <text:p>0.3307</text:p>
          </table:table-cell>
          <table:table-cell office:value-type="float" office:value="18.6754" calcext:value-type="float">
            <text:p>18.6754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545" calcext:value-type="float">
            <text:p>0.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0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324" calcext:value-type="float">
            <text:p>0.3324</text:p>
          </table:table-cell>
          <table:table-cell office:value-type="float" office:value="18.4465" calcext:value-type="float">
            <text:p>18.4465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6576" calcext:value-type="float">
            <text:p>0.6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32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334" calcext:value-type="float">
            <text:p>0.3334</text:p>
          </table:table-cell>
          <table:table-cell office:value-type="float" office:value="18.6888" calcext:value-type="float">
            <text:p>18.6888</text:p>
          </table:table-cell>
          <table:table-cell office:value-type="float" office:value="0.92" calcext:value-type="float">
            <text:p>0.92</text:p>
          </table:table-cell>
          <table:table-cell office:value-type="float" office:value="0.6579" calcext:value-type="float">
            <text:p>0.6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42</text:p>
          </table:table-cell>
          <table:table-cell table:style-name="ce5"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table:style-name="ce2" office:value-type="float" office:value="0.3456" calcext:value-type="float">
            <text:p>0.3456</text:p>
          </table:table-cell>
          <table:table-cell table:style-name="ce2" office:value-type="float" office:value="18.7129" calcext:value-type="float">
            <text:p>18.7129</text:p>
          </table:table-cell>
          <table:table-cell office:value-type="float" office:value="0.9446" calcext:value-type="float">
            <text:p>0.9446</text:p>
          </table:table-cell>
          <table:table-cell table:style-name="ce2" office:value-type="float" office:value="0.6471" calcext:value-type="float">
            <text:p>0.6471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54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171" calcext:value-type="float">
            <text:p>0.3171</text:p>
          </table:table-cell>
          <table:table-cell office:value-type="float" office:value="18.1207" calcext:value-type="float">
            <text:p>18.1207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6712" calcext:value-type="float">
            <text:p>0.6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4:13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141" calcext:value-type="float">
            <text:p>0.3141</text:p>
          </table:table-cell>
          <table:table-cell office:value-type="float" office:value="18.1011" calcext:value-type="float">
            <text:p>18.1011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6774" calcext:value-type="float">
            <text:p>0.6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2:5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079" calcext:value-type="float">
            <text:p>0.3079</text:p>
          </table:table-cell>
          <table:table-cell office:value-type="float" office:value="17.4315" calcext:value-type="float">
            <text:p>17.431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809" calcext:value-type="float">
            <text:p>0.6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3:0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2989" calcext:value-type="float">
            <text:p>0.2989</text:p>
          </table:table-cell>
          <table:table-cell office:value-type="float" office:value="17.6531" calcext:value-type="float">
            <text:p>17.653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893" calcext:value-type="float">
            <text:p>0.6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3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2823" calcext:value-type="float">
            <text:p>0.2823</text:p>
          </table:table-cell>
          <table:table-cell office:value-type="float" office:value="17.9285" calcext:value-type="float">
            <text:p>17.928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7084" calcext:value-type="float">
            <text:p>0.7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4:0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148" calcext:value-type="float">
            <text:p>0.3148</text:p>
          </table:table-cell>
          <table:table-cell office:value-type="float" office:value="17.6518" calcext:value-type="float">
            <text:p>17.651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6766" calcext:value-type="float">
            <text:p>0.6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4:20</text:p>
          </table:table-cell>
          <table:table-cell table:style-name="ce2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133" calcext:value-type="float">
            <text:p>0.3133</text:p>
          </table:table-cell>
          <table:table-cell table:style-name="ce2" office:value-type="float" office:value="18.0477" calcext:value-type="float">
            <text:p>18.0477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713" calcext:value-type="float">
            <text:p>0.6713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44:3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table:style-name="ce2" office:value-type="float" office:value="0.3205" calcext:value-type="float">
            <text:p>0.3205</text:p>
          </table:table-cell>
          <table:table-cell office:value-type="float" office:value="17.7895" calcext:value-type="float">
            <text:p>17.7895</text:p>
          </table:table-cell>
          <table:table-cell office:value-type="float" office:value="0.8706" calcext:value-type="float">
            <text:p>0.8706</text:p>
          </table:table-cell>
          <table:table-cell table:style-name="ce2" office:value-type="float" office:value="0.6646" calcext:value-type="float">
            <text:p>0.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2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933" calcext:value-type="float">
            <text:p>0.2933</text:p>
          </table:table-cell>
          <table:table-cell office:value-type="float" office:value="16.7469" calcext:value-type="float">
            <text:p>16.746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011" calcext:value-type="float">
            <text:p>0.7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35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928" calcext:value-type="float">
            <text:p>0.2928</text:p>
          </table:table-cell>
          <table:table-cell office:value-type="float" office:value="16.8327" calcext:value-type="float">
            <text:p>16.8327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7003" calcext:value-type="float">
            <text:p>0.7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4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86" calcext:value-type="float">
            <text:p>0.286</text:p>
          </table:table-cell>
          <table:table-cell office:value-type="float" office:value="17.1965" calcext:value-type="float">
            <text:p>17.196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708" calcext:value-type="float">
            <text:p>0.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53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994" calcext:value-type="float">
            <text:p>0.2994</text:p>
          </table:table-cell>
          <table:table-cell office:value-type="float" office:value="16.9405" calcext:value-type="float">
            <text:p>16.9405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948" calcext:value-type="float">
            <text:p>0.6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8:08</text:p>
          </table:table-cell>
          <table:table-cell table:style-name="ce2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3097" calcext:value-type="float">
            <text:p>0.3097</text:p>
          </table:table-cell>
          <table:table-cell office:value-type="float" office:value="17.1445" calcext:value-type="float">
            <text:p>17.14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848" calcext:value-type="float">
            <text:p>0.6848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38:1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table:style-name="ce2" office:value-type="float" office:value="0.3173" calcext:value-type="float">
            <text:p>0.3173</text:p>
          </table:table-cell>
          <table:table-cell table:style-name="ce2" office:value-type="float" office:value="17.7783" calcext:value-type="float">
            <text:p>17.7783</text:p>
          </table:table-cell>
          <table:table-cell office:value-type="float" office:value="0.9209" calcext:value-type="float">
            <text:p>0.9209</text:p>
          </table:table-cell>
          <table:table-cell table:style-name="ce2" office:value-type="float" office:value="0.6739" calcext:value-type="float">
            <text:p>0.673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CleanAndJerk-anime1'.A1:'CleanAndJerk-anime1'.L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42:42.073155054</dc:date>
    <meta:editing-duration>PT10M27S</meta:editing-duration>
    <meta:editing-cycles>3</meta:editing-cycles>
    <meta:generator>LibreOffice/7.3.7.2$Linux_X86_64 LibreOffice_project/30$Build-2</meta:generator>
    <meta:document-statistic meta:table-count="1" meta:cell-count="207" meta:object-count="0"/>
  </office:meta>
</office:document-meta>
</file>